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f2ad7" officeooo:paragraph-rsid="000f2ad7"/>
    </style:style>
    <style:style style:name="P2" style:family="paragraph" style:parent-style-name="Standard">
      <style:paragraph-properties fo:text-align="start" style:justify-single-word="false"/>
      <style:text-properties officeooo:rsid="000f2ad7" officeooo:paragraph-rsid="00115c86"/>
    </style:style>
    <style:style style:name="P3" style:family="paragraph" style:parent-style-name="Standard">
      <style:text-properties style:font-name="Open Sans" officeooo:rsid="000f2ad7" officeooo:paragraph-rsid="000f2ad7"/>
    </style:style>
    <style:style style:name="P4" style:family="paragraph" style:parent-style-name="Standard">
      <style:text-properties officeooo:paragraph-rsid="000f2ad7"/>
    </style:style>
    <style:style style:name="P5" style:family="paragraph" style:parent-style-name="Standard">
      <style:paragraph-properties fo:text-align="start" style:justify-single-word="false"/>
      <style:text-properties officeooo:paragraph-rsid="000f2ad7"/>
    </style:style>
    <style:style style:name="P6" style:family="paragraph" style:parent-style-name="Standard">
      <style:paragraph-properties fo:text-align="start" style:justify-single-word="false"/>
      <style:text-properties officeooo:paragraph-rsid="00107b29"/>
    </style:style>
    <style:style style:name="P7" style:family="paragraph" style:parent-style-name="Standard">
      <style:paragraph-properties fo:text-align="start" style:justify-single-word="false"/>
      <style:text-properties officeooo:rsid="00107b29" officeooo:paragraph-rsid="00107b29"/>
    </style:style>
    <style:style style:name="P8" style:family="paragraph" style:parent-style-name="Standard">
      <style:paragraph-properties fo:text-align="start" style:justify-single-word="false"/>
      <style:text-properties officeooo:rsid="00115c86" officeooo:paragraph-rsid="00115c86"/>
    </style:style>
    <style:style style:name="P9" style:family="paragraph" style:parent-style-name="Standard">
      <style:paragraph-properties fo:text-align="start" style:justify-single-word="false"/>
      <style:text-properties officeooo:rsid="00117017" officeooo:paragraph-rsid="00117017"/>
    </style:style>
    <style:style style:name="T1" style:family="text">
      <style:text-properties style:font-name="Open Sans"/>
    </style:style>
    <style:style style:name="T2" style:family="text">
      <style:text-properties style:font-name="Open Sans" officeooo:rsid="000f2ad7"/>
    </style:style>
    <style:style style:name="T3" style:family="text">
      <style:text-properties style:font-name="Open Sans" officeooo:rsid="00107b29"/>
    </style:style>
    <style:style style:name="T4" style:family="text">
      <style:text-properties style:font-name="Open Sans" officeooo:rsid="00115c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ngine-Dokumentation</text:p>
      <text:p text:style-name="P4"><text:span text:style-name="T2">Genutzte libraries: </text:span><text:a xlink:type="simple" xlink:href="https://github.com/toji/gl-matrix" text:style-name="Internet_20_link" text:visited-style-name="Visited_20_Internet_20_Link"><text:span text:style-name="T2">glMatrix</text:span></text:a><text:span text:style-name="T1">, </text:span><text:a xlink:type="simple" xlink:href="https://github.com/davidbau/seedrandom" text:style-name="Internet_20_link" text:visited-style-name="Visited_20_Internet_20_Link"><text:span text:style-name="T2">seedrandom</text:span></text:a></text:p>
      <text:p text:style-name="P5"><text:span text:style-name="T2">Genutzte APIs: </text:span><text:a xlink:type="simple" xlink:href="https://developer.mozilla.org/en-US/docs/Web/API/WebGL_API#webgl_2" text:style-name="Internet_20_link" text:visited-style-name="Visited_20_Internet_20_Link"><text:span text:style-name="T2">WebGL2</text:span></text:a><text:span text:style-name="T2">, </text:span><text:a xlink:type="simple" xlink:href="https://developer.mozilla.org/en-US/docs/Web/API/Fetch_API" text:style-name="Internet_20_link" text:visited-style-name="Visited_20_Internet_20_Link"><text:span text:style-name="T2">Fetch</text:span></text:a><text:span text:style-name="T2">, </text:span><text:a xlink:type="simple" xlink:href="https://developer.mozilla.org/en-US/docs/Web/API/Fullscreen_API" text:style-name="Internet_20_link" text:visited-style-name="Visited_20_Internet_20_Link"><text:span text:style-name="T2">Fullscreen</text:span></text:a><text:span text:style-name="T2">, </text:span><text:a xlink:type="simple" xlink:href="https://developer.mozilla.org/en-US/docs/Web/API/Pointer_Lock_API" text:style-name="Internet_20_link" text:visited-style-name="Visited_20_Internet_20_Link"><text:span text:style-name="T2">Pointer Lock</text:span></text:a></text:p>
      <text:p text:style-name="P5"><text:span text:style-name="T2">Genutzte Sprachen: </text:span><text:a xlink:type="simple" xlink:href="https://www.typescriptlang.org/" text:style-name="Internet_20_link" text:visited-style-name="Visited_20_Internet_20_Link"><text:span text:style-name="T2">TypeScript</text:span></text:a><text:span text:style-name="T2">, HTML</text:span></text:p>
      <text:p text:style-name="P5"><text:span text:style-name="T2">Genutzte 3D-Formate: </text:span><text:a xlink:type="simple" xlink:href="https://en.wikipedia.org/wiki/Wavefront_.obj_file" text:style-name="Internet_20_link" text:visited-style-name="Visited_20_Internet_20_Link"><text:span text:style-name="T2">Wavefront OBJ</text:span></text:a><text:span text:style-name="T1">, </text:span><text:a xlink:type="simple" xlink:href="https://en.wikipedia.org/wiki/GlTF" text:style-name="Internet_20_link" text:visited-style-name="Visited_20_Internet_20_Link"><text:span text:style-name="T2">GlTF</text:span></text:a></text:p>
      <text:p text:style-name="P1"><text:span text:style-name="T1">Genutzte Bild-Formate: PNG, JPEG</text:span></text:p>
      <text:p text:style-name="P2"><text:span text:style-name="T1">Statistiken: 208 Objekte, 1 Terrain Tile à </text:span><text:span text:style-name="T3">1600 vertices, Insgesamt 150160 Dreiecke, 410.8kb JSON, 6MB Modeldaten, ~2MB Texturen, 8 Lichtquellen, 4 Shader, </text:span></text:p>
      <text:p text:style-name="P2"><text:span text:style-name="T3">1237 Zeilen, </text:span><text:span text:style-name="T4">25 Klassen, 80 Funktionen(Alle dokumentiert!)</text:span></text:p>
      <text:p text:style-name="P6"><text:span text:style-name="T3">Techniken: </text:span><text:a xlink:type="simple" xlink:href="https://en.wikipedia.org/wiki/Rasterisation" text:style-name="Internet_20_link" text:visited-style-name="Visited_20_Internet_20_Link"><text:span text:style-name="T3">Rasterisation</text:span></text:a><text:span text:style-name="T3">, </text:span><text:a xlink:type="simple" xlink:href="https://en.wikipedia.org/wiki/Per-pixel_lighting" text:style-name="Internet_20_link" text:visited-style-name="Visited_20_Internet_20_Link"><text:span text:style-name="T3">Per-Pixel lighting</text:span></text:a></text:p>
      <text:p text:style-name="P7"><text:span text:style-name="T1">Just for fun: Das 3D-Model von Lara Croft aus Tomb Raider hat ca. 200000 Dreiecke</text:span></text:p>
      <text:p text:style-name="P7"><text:span text:style-name="T1"/></text:p>
      <text:p text:style-name="P8"><text:span text:style-name="T1">Steuerung:</text:span></text:p>
      <text:p text:style-name="P8"><text:span text:style-name="T1">Right-Shift: Fullscreen und Pointer Lock</text:span></text:p>
      <text:p text:style-name="P8"><text:span text:style-name="T1">W A S D: Vorwärts Links Rückwärts Rechts</text:span></text:p>
      <text:p text:style-name="P8"><text:span text:style-name="T1">C Leertaste: Unten Oben</text:span></text:p>
      <text:p text:style-name="P8"><text:span text:style-name="T1">P: Projection Matrix neu berechnen(Falls das Bild verzerrt aussieht)</text:span></text:p>
      <text:p text:style-name="P8"><text:span text:style-name="T1"/></text:p>
      <text:p text:style-name="P8"><text:span text:style-name="T1">Normaler Ablauf:</text:span></text:p>
      <text:p text:style-name="P8"><text:span text:style-name="T1">Canvas und Kontext erstellen</text:span></text:p>
      <text:p text:style-name="P8"><text:span text:style-name="T1">Renderer initialisieren</text:span></text:p>
      <text:p text:style-name="P8"><text:span text:style-name="T1">GlTF laden</text:span></text:p>
      <text:p text:style-name="P8"><text:span text:style-name="T1">Kamera und Terrain initialisieren</text:span></text:p>
      <text:p text:style-name="P8"><text:span text:style-name="T1">Callbacks setzen </text:span></text:p>
      <text:p text:style-name="P8"><text:span text:style-name="T1">Mainloop:</text:span></text:p>
      <text:p text:style-name="P8"><text:span text:style-name="T1"><text:tab/>Entities nach ModelID sortieren(Optimierung)</text:span></text:p>
      <text:p text:style-name="P8"><text:span text:style-name="T1"><text:tab/>Rendern</text:span></text:p>
      <text:p text:style-name="P9"><text:span text:style-name="T1"/></text:p>
      <text:p text:style-name="P9"><text:span text:style-name="T1">Arbeit: Sehr Viel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0T19:58:23.837804893</meta:creation-date>
    <dc:date>2022-03-20T20:34:03.161996328</dc:date>
    <meta:editing-duration>PT4M18S</meta:editing-duration>
    <meta:editing-cycles>1</meta:editing-cycles>
    <meta:document-statistic meta:table-count="0" meta:image-count="0" meta:object-count="0" meta:page-count="1" meta:paragraph-count="25" meta:word-count="125" meta:character-count="948" meta:non-whitespace-character-count="844"/>
    <meta:generator>LibreOffice/7.2.1.2$Linux_X86_64 LibreOffice_project/20$Build-2</meta:generator>
  </office:meta>
</office:document-meta>
</file>